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12e6f" officeooo:paragraph-rsid="001a3a98"/>
    </style:style>
    <style:style style:name="P2" style:family="paragraph" style:parent-style-name="Text_20_body">
      <style:text-properties officeooo:paragraph-rsid="001a3a98"/>
    </style:style>
    <style:style style:name="P3" style:family="paragraph" style:parent-style-name="Text_20_body">
      <style:paragraph-properties fo:break-before="page"/>
      <style:text-properties officeooo:paragraph-rsid="001a3a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2e6f"/>
    </style:style>
    <style:style style:name="T3" style:family="text">
      <style:text-properties officeooo:rsid="00220c92"/>
    </style:style>
    <style:style style:name="T4" style:family="text">
      <style:text-properties fo:font-style="italic" fo:font-weight="normal" officeooo:rsid="00220c92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220c92" style:font-weight-asian="normal" style:font-weight-complex="normal"/>
    </style:style>
    <style:style style:name="T6" style:family="text">
      <style:text-properties fo:font-weight="normal" officeooo:rsid="00253a7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ęzyk jest faszystowski, krzyczał Barthes, cokolwiek to znaczy. Tutaj stwierdzić możemy raczej, że język jest libertariański: stwarza pozory wolnej konkurencji, pozwala bowiem mówić każdemu, kto ma ochotę bądź potrzebę dorzucić swoje pięć centów do rozmowy. Zapomina się przy tym, jak robią to z zasady tak zwani wolnościowcy, o strukturalnych nierównościach, o kontekstach, przepływach władzy, prawach rozchodzenia się fal w cieczy, gazie bądź ciałach stałych. </text:p>
      <text:p text:style-name="P2">Zapomina się – zapomina się <text:span text:style-name="T1">przede wszystkim</text:span> – o nieuchronnym nadejściu monopolu w sytuacji braku regulacji. <text:span text:style-name="T2">W czasach świetności państwa monopol na formowanie języka zdobyło państwo i dzierży go – choć coraz wątlej i z mniejszym przekonaniem, a przede wszystkim z coraz cieńszym finansowaniem wysiłków regulacji – po dziś dzień. </text:span></text:p>
      <text:p text:style-name="P2"/>
      <text:p text:style-name="P2">Ta swoboda wypowiedzi jako pozór działania jest nieopodal miejsca, do którego staram się tu dotrzeć. </text:p>
      <text:p text:style-name="P1">Można zapewne napisać historię transformacji ustrojowej jako historię nazw przedsiębiorstw: wygaszanie poważnych i wskazujących na majestat państwa nazw w rodzaju „Huta im. Lenina” albo „Stocznia im. Lenina”. </text:p>
      <text:p text:style-name="P1">W okresie nieudanych prób włączenia się w zachodnie obiegi gospodarcze pojawiają się sufiksy pol, –eks i –x, które na dekady określą w języku konotacje zachodnie, czyli konotacje z lepszym światem.</text:p>
      <text:p text:style-name="P1"/>
      <text:p text:style-name="P2"><text:span text:style-name="T3">Można </text:span><text:span text:style-name="T4">Firmy</text:span><text:span text:style-name="T5"> </text:span><text:span text:style-name="T6">wpisać pewnie </text:span><text:span text:style-name="T3">w nurt </text:span><text:span text:style-name="T4">uncreative writing</text:span><text:span text:style-name="T5">, nie chodzi bowiem o twórcze pisanie po stronie autora, lecz raczej twórczość po stronie przedsiębiorczyń i przedsiębiorców. </text:span><text:span text:style-name="T6">Praca kompilacji </text:span><text:span text:style-name="T5">jest dziełem jałowym, od-twórczym.</text:span></text:p>
      <text:p text:style-name="P2"/>
      <text:p text:style-name="P2"/>
      <text:p text:style-name="P3">TREŚĆ ZAPOWIEDZI:</text:p>
      <text:p text:style-name="P2">Potężna analiza ilościowa polskiej gospodarki kreatywnej w sektorze słowotwórstwa. Język polski jest polską przestrzenią publiczną i ma dokładnie taki status: jest miejscem, w którym można powiesić banner. W miękkiej materii słownictwa odciskają się trendy gospodarcze i polityczne, materia językowa - jak mózgi - urabiana jest przez specjalistów, konsultantów i reklamodawców. Każdy przedsiębiorczy Polak - powiadają - powinien założyć firmę i wymyślić słowo. O ile przedsiębiorstwa to nie do końca to, co nas interesuje, to słowa mogą zostać.</text:p>
      <text:p text:style-name="P2">Firmy to podręczny leksykon nazw przedsiębiorstw, unikalny zbiór wyrazów posiadających jedno znaczenie - zarabianie na życie.</text:p>
      <text:p text:style-name="P2">Planowana premiera: czerwiec 2017.</text:p>
      <text:p text:style-name="P2">OPIS PROJEKTU:</text:p>
      <text:p text:style-name="P2">Książka stanowić ma słownik bądź almanach nazw przedsiębiorstw, to znaczy wyrazów bądź wyrażeń będących nazwami zarejestrowanych w Polsce firm. W przeciwieństwie do nazw w rzeczywistości, które oznaczają firmy i ich działalności, tutaj nazwy nie odsyłają do żadnej konkretnej praktyki gospodarczej, co każe nam skupić się na samej gospodarce bądź ekonomii języka. Spis neologizmów jest meta-zapisem innowacyjności Polek i Polaków po transformacji. Polska gospodarka uważana jest za imitacyjną i względnie prymitywną, nazewnictwo przedsiębiorstw pokazuje, że w języku dokonują się transformacje i przewroty być może ciekawsze, niż te w materii.</text:p>
      <text:p text:style-name="P2"/>
      <text:p text:style-name="P2">Sposób tworzenia słownika: nazwy wszystkich w Polsce przedsiębiorstw zostały pobrane z odpowiedniego publicznie dostępnego rejestru. Po wstępnym oczyszczeniu bazy została ona porównana ze słownikami: polskim, niemieckim, angielskim oraz listą polskich nazwisk + kilka drobnych, własnych filtrów. W efekcie otrzymujemy listę słów (77902), które nie występują w żadnym z tych języków. Całość dokonuje się jako program w języku R, przeznaczonym do analizy big data; skrypt będzie dostępny online jako gratis. </text:p>
      <text:p text:style-name="P2">Całość wpisać można w kilka nurtów. Po pierwsze, mamy tu książkę konceptualną, traktującą język polski jako zasób, który poddaje się algorytmicznej obróbce. Jest to konceptualizm nawiązujący do krytyki społecznej. Po drugie, (pata-)socjologiczne i (pata-)językoznawcze debaty na temat dziedzictwa transformacji, czy szerzej, III RP. Po trzecie, jest to nieoczywista eksploracja w przestrzeni nostalgii i tęsknoty za lepszym światem. Wreszcie słownik może służyć do gier towarzyskich: „zgadnij, co robi dana firma?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4:55:53.334983492</meta:creation-date>
    <dc:date>2017-07-20T14:56:05.525838779</dc:date>
    <meta:editing-duration>PT12S</meta:editing-duration>
    <meta:editing-cycles>1</meta:editing-cycles>
    <meta:document-statistic meta:table-count="0" meta:image-count="0" meta:object-count="0" meta:page-count="2" meta:paragraph-count="14" meta:word-count="540" meta:character-count="3925" meta:non-whitespace-character-count="3390"/>
    <meta:generator>LibreOffice/5.3.1.2$Linux_X86_64 LibreOffice_project/30m0$Build-2</meta:generator>
  </office:meta>
</office:document-meta>
</file>